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Georgia" fo:font-size="14pt" style:text-underline-style="solid" style:text-underline-width="auto" style:text-underline-color="font-color" fo:font-weight="bold" style:font-size-asian="14pt" style:font-weight-asian="bold" style:font-name-complex="Courier New" style:font-size-complex="14pt"/>
    </style:style>
    <style:style style:name="P3" style:family="paragraph" style:parent-style-name="Standard">
      <style:paragraph-properties style:text-autospace="none"/>
      <style:text-properties style:font-name="Georgia" fo:font-size="14pt" style:font-size-asian="14pt" style:font-name-complex="Courier New" style:font-size-complex="14pt"/>
    </style:style>
    <style:style style:name="P4" style:family="paragraph" style:parent-style-name="Standard">
      <style:text-properties style:font-name="Georgia" fo:font-size="14pt" style:font-size-asian="14pt" style:font-size-complex="14pt"/>
    </style:style>
    <style:style style:name="P5" style:family="paragraph" style:parent-style-name="Standard">
      <style:paragraph-properties style:text-autospace="none"/>
      <style:text-properties style:font-name="Georgia" fo:font-size="14pt" fo:font-weight="bold" style:font-size-asian="14pt" style:font-weight-asian="bold" style:font-name-complex="Courier New" style:font-size-complex="14pt"/>
    </style:style>
    <style:style style:name="P6" style:family="paragraph" style:parent-style-name="Standard">
      <style:text-properties style:font-name="Georgia" fo:font-size="14pt" fo:language="en" fo:country="GB" style:font-size-asian="14pt" style:font-size-complex="14pt"/>
    </style:style>
    <style:style style:name="P7" style:family="paragraph" style:parent-style-name="Standard" style:master-page-name="Standard">
      <style:paragraph-properties style:page-number="auto" style:text-autospace="none"/>
      <style:text-properties style:font-name="Georgia" fo:font-size="14pt" style:text-underline-style="solid" style:text-underline-width="auto" style:text-underline-color="font-color" fo:font-weight="bold" style:font-size-asian="14pt" style:font-weight-asian="bold" style:font-name-complex="Courier New" style:font-size-complex="14pt"/>
    </style:style>
    <style:style style:name="T1" style:family="text">
      <style:text-properties style:font-name="Georgia" fo:font-size="14pt" style:font-size-asian="14pt" style:font-name-complex="Courier New" style:font-size-complex="14pt"/>
    </style:style>
    <style:style style:name="T2" style:family="text">
      <style:text-properties style:font-name="Georgia" fo:font-size="10pt" style:font-size-asian="10pt" style:font-size-complex="10pt"/>
    </style:style>
    <style:style style:name="T3" style:family="text">
      <style:text-properties style:font-name="Georgia" fo:font-size="10pt" fo:language="en" fo:country="GB" style:font-size-asian="10pt" style:font-size-complex="10pt"/>
    </style:style>
    <style:style style:name="T4"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Einleitung</text:p>
      <text:p text:style-name="P3"/>
      <text:p text:style-name="P3">Die CPU ist das Herzstück jedes Computers.</text:p>
      <text:p text:style-name="P3"/>
      <text:p text:style-name="P3">CPUs sind in vielen Geräten:</text:p>
      <text:p text:style-name="P1"><text:span text:style-name="T1">z.B. Handys, Router, Waschmaschinen, Autos ...</text:span></text:p>
      <text:p text:style-name="P3"/>
      <text:p text:style-name="P1"><text:span text:style-name="T1">Sehr Schnelle Entwicklung der Rechenleistung</text:span></text:p>
      <text:p text:style-name="P1"><text:span text:style-name="T1">(Mehr dazu später...)</text:span></text:p>
      <text:p text:style-name="P3"/>
      <text:p text:style-name="P3"/>
      <text:p text:style-name="P2">Geschichte</text:p>
      <text:p text:style-name="P3">-&gt;</text:p>
      <text:p text:style-name="P3"/>
      <text:p text:style-name="P2">Typen</text:p>
      <text:p text:style-name="P1"><text:span text:style-name="T1">Fertigung (Abstand der Transistoren in nm) Nanometer</text:span></text:p>
      <text:p text:style-name="P3">Derzeitige CPUs haben 45 nm</text:p>
      <text:p text:style-name="P3"/>
      <text:p text:style-name="P5">Taktfrequenz (GHz)</text:p>
      <text:p text:style-name="P3">Gibt die Anzahl der Befehle an, die in einer bestimmten Zeit ausgeführt werden</text:p>
      <text:p text:style-name="P3"/>
      <text:p text:style-name="P5">Kerne</text:p>
      <text:p text:style-name="P3">Derzeit 1,2 oder 4 hauptsächlich verwendet</text:p>
      <text:p text:style-name="P3"/>
      <text:p text:style-name="P5">Cache (MB)</text:p>
      <text:p text:style-name="P5"/>
      <text:p text:style-name="P3">L1</text:p>
      <text:p text:style-name="P1"><text:span text:style-name="T1">Mit der Taktfrequenz der CPU, direkt im CPU-Kern, schnellster Speicher, sehr klein (4 bis 256 Kilobyte)</text:span></text:p>
      <text:p text:style-name="P3"/>
      <text:p text:style-name="P3">L2</text:p>
      <text:p text:style-name="P1"><text:span text:style-name="T1">außerhalb des CPU-Kern, langsamer als L1, (64 Kilobyte und 12 Megabyte)</text:span></text:p>
      <text:p text:style-name="P3"/>
      <text:p text:style-name="P3">L3</text:p>
      <text:p text:style-name="P1"><text:span text:style-name="T1">Meist bei Mehrkernprozessoren, langsamster aber auch größter Speicher (bis zu 256MB)</text:span></text:p>
      <text:p text:style-name="P3"/>
      <text:p text:style-name="P5">Wortlänge (32/64-Bit)</text:p>
      <text:p text:style-name="P3">Wie viele Bits das Register des Prozessors hat.</text:p>
      <text:p text:style-name="P3"/>
      <text:p text:style-name="P3"/>
      <text:p text:style-name="P2"><text:soft-page-break/></text:p>
      <text:p text:style-name="P2">Aufbau</text:p>
      <text:p text:style-name="P3">-&gt;</text:p>
      <text:p text:style-name="P3"/>
      <text:p text:style-name="P2">Zukunft</text:p>
      <text:p text:style-name="P3"/>
      <text:p text:style-name="P1"><text:span text:style-name="T1">Taktfrequenzen über 3 GHz sind nicht sinnvoll.</text:span></text:p>
      <text:p text:style-name="P3">[nächste Folie Bild]</text:p>
      <text:p text:style-name="P3">Mehr Transistoren aber nicht mehr GHZ!</text:p>
      <text:p text:style-name="P3">Mehr Kerne ist die Zukunft.</text:p>
      <text:p text:style-name="P3"/>
      <text:p text:style-name="P3">Die verbrauchte Energie ist auch konstant die letzten Jahre obwohl die Leistung steigt.</text:p>
      <text:p text:style-name="P3"/>
      <text:p text:style-name="P1"><text:span text:style-name="T1">[Folie zurück]</text:span></text:p>
      <text:p text:style-name="P3">Multicore:</text:p>
      <text:p text:style-name="P3">Um mehr Leistung zu bekommen werden in eine CPU mehrere Kerne integriert, die jeweils mit der angegebenen Taktfrequenz rechnen.</text:p>
      <text:p text:style-name="P3">Derzeit gibt es 4-Kern CPUs, 8 Kerne sind in naher Zukunft absehbar.</text:p>
      <text:p text:style-name="P3">Es wird bereits an CPUs mit 80 Kernen geforscht...</text:p>
      <text:p text:style-name="P3"/>
      <text:p text:style-name="P3">Auf der GPU rechnen (Grafikkarte):</text:p>
      <text:p text:style-name="P3"/>
      <text:p text:style-name="P1"><text:span text:style-name="T1">OpenCL ist eine Technologie, die bereits 2008 entwickelt wurde und 2009 erstmals im neuen Betriebssystem von Apple (Snow Leopard) implementiert wurde.</text:span></text:p>
      <text:p text:style-name="P1"><text:span text:style-name="T1">Es wird genutzt um Berechnungen auf die GPU zu verlagern, da diese hochgradig parallelisiert rechnet im Gegensatz zu heutigen CPUs.</text:span></text:p>
      <text:p text:style-name="P1"><text:span text:style-name="T1">Cell-Prozessoren (wie in der PS3) haben eine ähnliche Charakteristik.</text:span></text:p>
      <text:p text:style-name="P3"/>
      <text:p text:style-name="P1"><text:span text:style-name="T1">CUDA ist eine Technologie von Nvidia, die ebenfalls genutzt wird um mit Fliesskommazahlen zu rechnen.</text:span></text:p>
      <text:p text:style-name="P1"><text:span text:style-name="T1">Nvidia bietet für diesen Zweck spezielle Treiber zur Kommunikation zwischen CPU und GPU.</text:span></text:p>
      <text:p text:style-name="P3"/>
      <text:p text:style-name="P1"><text:span text:style-name="T1">Diese Technik wird zurzeit für Videoencodierung, Bildbearbeitung (Photoshop CS4) und mathematische Software wie Matlab genutzt.</text:span></text:p>
      <text:p text:style-name="P3"/>
      <text:p text:style-name="P3">Ein weiteres Einsatzgebiet für Technologien wie OpenCL und CUDA ist das „Distributed Computing“ (verteiltes Rechnen). Dabei lassen Wissenschaftler oder privat Personen ihre anfallenden Berechnungen von Freiwilligen berechnen, die ihre ungenutzte Rechenleistung speziellen Projekten zur Verfügung stellen möchten.</text:p>
      <text:p text:style-name="P3"><text:soft-page-break/></text:p>
      <text:p text:style-name="P3"/>
      <text:p text:style-name="P3">Ein gutes Beispiel ist seti@home, bei dem Radiosignale des des Arecibo-Observatoriums ausgewertet werden um nach intelligentem Leben im All zu suchen.</text:p>
      <text:p text:style-name="P3">Seit 1999 wurden Ergebnisse von 5,4 Millionen Benutzern <text:s/>übermittelt.</text:p>
      <text:p text:style-name="P3"/>
      <text:p text:style-name="P1"><text:span text:style-name="T1">Auch bei Computerspielen könnte diese Rechenleistung genutzt werden (z.B. für Physik-Simulation) aber derzeit sind nur wenige Spiele dafür optimiert. (weil die Technologien sehr neu sind)</text:span></text:p>
      <text:p text:style-name="P3"/>
      <text:p text:style-name="P3"/>
      <text:p text:style-name="P2">Vorführgeräte</text:p>
      <text:p text:style-name="P3"/>
      <text:p text:style-name="P1"><text:span text:style-name="T1">Intel Pentium Pro</text:span></text:p>
      <text:p text:style-name="P1"><text:span text:style-name="T1">Intel Pentium II</text:span></text:p>
      <text:p text:style-name="P1"><text:span text:style-name="T1">AMD Athlon XP</text:span></text:p>
      <text:p text:style-name="P3">Apple Snow Leopard</text:p>
      <text:p text:style-name="P4"/>
      <text:p text:style-name="P4"/>
      <text:p text:style-name="P4"/>
      <text:p text:style-name="Standard"><text:span text:style-name="T3">Creative </text:span><text:span text:style-name="T3">Commons-Lizenz CC-BY-SA 2009 David Kleuker</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Georgia" fo:font-size="10pt" style:font-size-asian="10pt" style:font-size-complex="10pt"/>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16cm" fo:margin-bottom="0.217cm" style:dynamic-spacing="true"/>
      </style:header-style>
      <style:footer-style>
        <style:header-footer-properties fo:min-height="0.099cm" fo:margin-top="0cm" style:dynamic-spacing="true"/>
      </style:footer-style>
    </style:page-layout>
    <style:page-layout style:name="Mpm2">
      <style:page-layout-properties fo:page-width="21.59cm" fo:page-height="27.94cm" style:num-format="1" style:print-orientation="portrait" fo:margin-top="1.586cm" fo:margin-bottom="1.268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Referat: Die <text:s/>CPU – 2009 - Werner von Siemens Schule – Ausarbeitung von David Kleuker</text:span></text:p>
      </style:header>
      <style:footer>
        <text:p text:style-name="Footer"><text:tab/>- <text:page-number text:select-page="current">3</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inleitung</dc:title>
    <meta:initial-creator>WJW</meta:initial-creator>
    <meta:creation-date>2009-09-23T14:44:00</meta:creation-date>
    <dc:creator>IT-2</dc:creator>
    <dc:date>2009-09-23T09:00:00</dc:date>
    <meta:editing-cycles>30</meta:editing-cycles>
    <meta:document-statistic meta:table-count="0" meta:image-count="0" meta:object-count="0" meta:page-count="3" meta:paragraph-count="56" meta:word-count="425" meta:character-count="2911"/>
    <meta:generator>OpenOffice.org/3.1$Win32 OpenOffice.org_project/310m11$Build-9399</meta:generator>
  </office:meta>
</office:document-meta>
</file>